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2.svm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0.085cm"/>
    </style:style>
    <style:style style:name="co1" style:family="table-column">
      <style:table-column-properties style:column-width="1.07cm" style:use-optimal-column-width="false"/>
    </style:style>
    <style:style style:name="co2" style:family="table-column">
      <style:table-column-properties style:column-width="1.12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draw:fill="none" style:repeat="repeat"/>
      <style:paragraph-properties fo:border="0.08cm solid 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layer="layout" svg:width="6.619cm" svg:height="0.962cm" svg:x="3.948cm" svg:y="5.725cm">
          <draw:text-box>
            <text:p>Quota di partenza = 0</text:p>
          </draw:text-box>
        </draw:frame>
        <draw:frame draw:style-name="gr2" draw:layer="layout" svg:width="12.449cm" svg:height="0.962cm" svg:x="3.948cm" svg:y="7.244cm">
          <draw:text-box>
            <text:p>Dislivelli misurati = 3 <text:s/>4 <text:s/>-2 <text:s/>-2 <text:s/>-2 <text:s/>6 <text:s/>-4</text:p>
          </draw:text-box>
        </draw:frame>
        <draw:frame draw:style-name="standard" draw:layer="layout" svg:width="2.189cm" svg:height="3.887cm" svg:x="11.083cm" svg:y="9.9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7</text:p>
              </table:table-cell>
              <table:table-cell>
                <text:p>2</text:p>
              </table:table-cell>
            </table:table-row>
            <table:table-row table:style-name="ro1" table:default-cell-style-name="ce1">
              <table:table-cell>
                <text:p>5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3</text:p>
              </table:table-cell>
              <table:table-cell>
                <text:p>3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>
                <text:p>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layer="layout" svg:width="2.513cm" svg:height="0.962cm" svg:x="5.909cm" svg:y="8.63cm">
          <draw:text-box>
            <text:p>Vettore</text:p>
          </draw:text-box>
        </draw:frame>
        <draw:frame draw:style-name="standard" draw:layer="layout" svg:width="2.189cm" svg:height="9.719cm" svg:x="6.112cm" svg:y="9.9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9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8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7</text:p>
              </table:table-cell>
              <table:table-cell>
                <text:p>2</text:p>
              </table:table-cell>
            </table:table-row>
            <table:table-row table:style-name="ro1" table:default-cell-style-name="ce1">
              <table:table-cell>
                <text:p>6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5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4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3</text:p>
              </table:table-cell>
              <table:table-cell>
                <text:p>3</text:p>
              </table:table-cell>
            </table:table-row>
            <table:table-row table:style-name="ro1" table:default-cell-style-name="ce1">
              <table:table-cell>
                <text:p>2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0</text:p>
              </table:table-cell>
              <table:table-cell>
                <text:p>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layer="layout" svg:width="2.437cm" svg:height="0.962cm" svg:x="10.853cm" svg:y="8.63cm">
          <draw:text-box>
            <text:p>Mapp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lessandro Bugatti</meta:initial-creator>
    <meta:creation-date>2011-10-28T22:36:19</meta:creation-date>
    <dc:date>2011-10-28T22:44:10</dc:date>
    <dc:creator>Alessandro Bugatti</dc:creator>
    <meta:editing-duration>PT00H07M54S</meta:editing-duration>
    <meta:editing-cycles>1</meta:editing-cycles>
    <meta:document-statistic meta:object-count="6"/>
    <meta:generator>OpenOffice.org/3.1$Linux OpenOffice.org_project/310m19$Build-9420</meta:generator>
  </office:meta>
</office:document-meta>
</file>